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16pt" style:font-size-asian="16pt" style:font-size-complex="16pt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1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2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1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9" style:parent-style-name="Normal" style:family="paragraph">
      <style:paragraph-properties>
        <style:tab-stops>
          <style:tab-stop style:type="left" style:position="5.361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igma Designs</text:p>
      <text:p text:style-name="Normal"><text:span text:style-name="T2"><draw:frame draw:z-index="251658240" draw:style-name="a0" draw:name="Picture 1" text:anchor-type="paragraph" svg:x="0.4375in" svg:y="0.02986in" svg:width="5.04097in" svg:height="3.03472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Normal"><text:span text:style-name="T10"><draw:frame draw:z-index="251659264" draw:style-name="a1" draw:name="Picture 2" text:anchor-type="paragraph" svg:x="0.4375in" svg:y="0.37917in" svg:width="5.07639in" svg:height="2.78472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Normal"><text:span text:style-name="T18"><draw:frame draw:z-index="251660288" draw:style-name="a2" draw:name="Picture 3" text:anchor-type="paragraph" svg:x="0.45833in" svg:y="0.34653in" svg:width="5.10417in" svg:height="2.60417in" style:rel-width="scale" style:rel-height="scale"><draw:image xlink:href="media/image3.png" xlink:type="simple" xlink:show="embed" xlink:actuate="onLoad"/><svg:title/><svg:desc/></draw:frame>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esh, Kishore</meta:initial-creator>
    <dc:creator>Ramesh, Kishore</dc:creator>
    <meta:creation-date>2024-07-24T11:06:00Z</meta:creation-date>
    <dc:date>2024-07-24T11:10:00Z</dc:date>
    <meta:template xlink:href="Normal.dotm" xlink:type="simple"/>
    <meta:editing-cycles>1</meta:editing-cycles>
    <meta:editing-duration>PT240S</meta:editing-duration>
    <meta:user-defined meta:name="MSIP_Label_ea60d57e-af5b-4752-ac57-3e4f28ca11dc_Enabled">true</meta:user-defined>
    <meta:user-defined meta:name="MSIP_Label_ea60d57e-af5b-4752-ac57-3e4f28ca11dc_SetDate">2024-07-24T11:09:48Z</meta:user-defined>
    <meta:user-defined meta:name="MSIP_Label_ea60d57e-af5b-4752-ac57-3e4f28ca11dc_Method">Standard</meta:user-defined>
    <meta:user-defined meta:name="MSIP_Label_ea60d57e-af5b-4752-ac57-3e4f28ca11dc_Name">ea60d57e-af5b-4752-ac57-3e4f28ca11dc</meta:user-defined>
    <meta:user-defined meta:name="MSIP_Label_ea60d57e-af5b-4752-ac57-3e4f28ca11dc_SiteId">36da45f1-dd2c-4d1f-af13-5abe46b99921</meta:user-defined>
    <meta:user-defined meta:name="MSIP_Label_ea60d57e-af5b-4752-ac57-3e4f28ca11dc_ActionId">aece3802-f1f8-45a1-9b41-90114beef38b</meta:user-defined>
    <meta:user-defined meta:name="MSIP_Label_ea60d57e-af5b-4752-ac57-3e4f28ca11dc_ContentBits">0</meta:user-defined>
    <meta:document-statistic meta:page-count="1" meta:paragraph-count="1" meta:word-count="5" meta:character-count="34" meta:row-count="1" meta:non-whitespace-character-count="30"/>
  </office:meta>
</office:document-meta>
</file>